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06b01"/>
    </style:style>
    <style:style style:name="P2" style:family="paragraph" style:parent-style-name="Standard" style:list-style-name="L1">
      <style:text-properties officeooo:rsid="001ed2ad" officeooo:paragraph-rsid="001ed2ad"/>
    </style:style>
    <style:style style:name="T1" style:family="text">
      <style:text-properties officeooo:rsid="00206b01"/>
    </style:style>
    <style:style style:name="T2" style:family="text">
      <style:text-properties officeooo:rsid="002213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4576516" text:style-name="L1">
        <text:list-item>
          <text:p text:style-name="P1"><text:span text:style-name="T2">Deploy</text:span><text:span text:style-name="T1"> iterations as we go at simplycdl.co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43:56.709507335</meta:creation-date>
    <dc:date>2020-10-23T12:48:15.329118945</dc:date>
    <meta:editing-duration>PT3M3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8" meta:character-count="46" meta:non-whitespace-character-count="40"/>
  </office:meta>
</office:document-meta>
</file>